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3.36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12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84cm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07cm"/>
      <style:paragraph-properties style:writing-mode="lr-tb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4" style:family="graphic" style:parent-style-name="objectwithoutfill">
      <style:graphic-properties draw:marker-end="Arrowheads_20_12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104cm"/>
      <style:paragraph-properties style:writing-mode="lr-tb"/>
    </style:style>
    <style:style style:name="gr26" style:family="graphic" style:parent-style-name="objectwithoutfill">
      <style:graphic-properties draw:marker-end="Arrowheads_20_13" draw:marker-end-width="0.3cm" draw:fill="none" draw:textarea-vertical-align="middle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8" style:family="graphic" style:parent-style-name="objectwithoutfill">
      <style:graphic-properties draw:marker-end="Arrowheads_20_15" draw:marker-end-width="0.3cm" draw:fill="none" draw:textarea-vertical-align="middle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objectwithoutfill">
      <style:graphic-properties draw:marker-end="Arrowheads_20_17" draw:marker-end-width="0.3cm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objectwithoutfill">
      <style:graphic-properties draw:marker-end="Arrowheads_20_18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6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  <style:paragraph-properties style:writing-mode="lr-tb"/>
    </style:style>
    <style:style style:name="gr36" style:family="graphic" style:parent-style-name="objectwithoutfill">
      <style:graphic-properties draw:marker-end="Arrowheads_20_20" draw:marker-end-width="0.3cm" draw:fill="none" draw:textarea-vertical-align="middle"/>
    </style:style>
    <style:style style:name="gr37" style:family="graphic" style:parent-style-name="objectwithoutfill">
      <style:graphic-properties draw:marker-end="Arrowheads_20_21" draw:marker-end-width="0.3cm" draw:fill="none" draw:textarea-vertical-align="middle"/>
    </style:style>
    <style:style style:name="gr38" style:family="graphic" style:parent-style-name="objectwithoutfill">
      <style:graphic-properties draw:marker-end="Arrowheads_20_22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40" style:family="graphic" style:parent-style-name="objectwithoutfill">
      <style:graphic-properties draw:marker-end="Arrowheads_20_23" draw:marker-end-width="0.3cm" draw:fill="none" draw:textarea-vertical-align="middle"/>
    </style:style>
    <style:style style:name="gr41" style:family="graphic" style:parent-style-name="objectwithoutfill">
      <style:graphic-properties draw:marker-end="Arrowheads_20_24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3" style:family="graphic" style:parent-style-name="objectwithoutfill">
      <style:graphic-properties draw:marker-end="Arrowheads_20_25" draw:marker-end-width="0.3cm" draw:fill="none" draw:textarea-vertical-align="middle"/>
    </style:style>
    <style:style style:name="gr44" style:family="graphic" style:parent-style-name="objectwithoutfill">
      <style:graphic-properties draw:marker-end="Arrowheads_20_26" draw:marker-end-width="0.3cm" draw:fill="none" draw:textarea-vertical-align="middle"/>
    </style:style>
    <style:style style:name="gr45" style:family="graphic" style:parent-style-name="objectwithoutfill">
      <style:graphic-properties draw:marker-end="Arrowheads_20_27" draw:marker-end-width="0.3cm" draw:fill="none" draw:textarea-vertical-align="middle"/>
    </style:style>
    <style:style style:name="gr46" style:family="graphic" style:parent-style-name="objectwithoutfill">
      <style:graphic-properties draw:marker-end="Arrowheads_20_28" draw:marker-end-width="0.3cm" draw:fill="none" draw:textarea-vertical-align="middle"/>
    </style:style>
    <style:style style:name="gr47" style:family="graphic" style:parent-style-name="objectwithoutfill">
      <style:graphic-properties draw:marker-end="Arrowheads_20_29" draw:marker-end-width="0.3cm" draw:fill="none" draw:textarea-vertical-align="middle"/>
    </style:style>
    <style:style style:name="gr48" style:family="graphic" style:parent-style-name="objectwithoutfill">
      <style:graphic-properties draw:marker-end="Arrowheads_20_30" draw:marker-end-width="0.3cm" draw:fill="none" draw:textarea-vertical-align="middle"/>
    </style:style>
    <style:style style:name="gr49" style:family="graphic" style:parent-style-name="objectwithoutfill">
      <style:graphic-properties draw:marker-end="Arrowheads_20_31" draw:marker-end-width="0.3cm" draw:fill="none" draw:textarea-vertical-align="middle"/>
    </style:style>
    <style:style style:name="gr50" style:family="graphic" style:parent-style-name="objectwithoutfill">
      <style:graphic-properties draw:marker-end="Arrowheads_20_32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082cm"/>
      <style:paragraph-properties style:writing-mode="lr-tb"/>
    </style:style>
    <style:style style:name="gr54" style:family="graphic" style:parent-style-name="objectwithoutfill">
      <style:graphic-properties draw:marker-end="Arrowheads_20_33" draw:marker-end-width="0.3cm" draw:fill="none" draw:textarea-vertical-align="middle"/>
    </style:style>
    <style:style style:name="gr55" style:family="graphic" style:parent-style-name="objectwithoutfill">
      <style:graphic-properties draw:marker-end="Arrowheads_20_36" draw:marker-end-width="0.3cm" draw:fill="none" draw:textarea-vertical-align="middle"/>
    </style:style>
    <style:style style:name="gr56" style:family="graphic" style:parent-style-name="objectwithoutfill">
      <style:graphic-properties draw:marker-end="Arrowheads_20_38" draw:marker-end-width="0.3cm" draw:fill="none" draw:textarea-vertical-align="middle"/>
    </style:style>
    <style:style style:name="gr57" style:family="graphic" style:parent-style-name="objectwithoutfill">
      <style:graphic-properties draw:marker-end="Arrowheads_20_39" draw:marker-end-width="0.3cm" draw:fill="none" draw:textarea-vertical-align="middle"/>
    </style:style>
    <style:style style:name="gr58" style:family="graphic" style:parent-style-name="objectwithoutfill">
      <style:graphic-properties draw:marker-end="Arrowheads_20_40" draw:marker-end-width="0.3cm" draw:fill="none" draw:textarea-vertical-align="middle"/>
    </style:style>
    <style:style style:name="gr59" style:family="graphic" style:parent-style-name="objectwithoutfill">
      <style:graphic-properties draw:marker-end="Arrowheads_20_41" draw:marker-end-width="0.3cm" draw:fill="none" draw:textarea-vertical-align="middle"/>
    </style:style>
    <style:style style:name="gr60" style:family="graphic" style:parent-style-name="objectwithoutfill">
      <style:graphic-properties draw:marker-end="Arrowheads_20_42" draw:marker-end-width="0.3cm" draw:fill="none" draw:textarea-vertical-align="middle"/>
    </style:style>
    <style:style style:name="gr61" style:family="graphic" style:parent-style-name="objectwithoutfill">
      <style:graphic-properties draw:marker-end="Arrowheads_20_43" draw:marker-end-width="0.3cm" draw:fill="none" draw:textarea-vertical-align="middle"/>
    </style:style>
    <style:style style:name="gr62" style:family="graphic" style:parent-style-name="objectwithoutfill">
      <style:graphic-properties draw:marker-end="Arrowheads_20_44" draw:marker-end-width="0.3cm" draw:fill="none" draw:textarea-vertical-align="middle"/>
    </style:style>
    <style:style style:name="gr63" style:family="graphic" style:parent-style-name="objectwithoutfill">
      <style:graphic-properties draw:marker-end="Arrowheads_20_45" draw:marker-end-width="0.3cm" draw:fill="none" draw:textarea-vertical-align="middle"/>
    </style:style>
    <style:style style:name="gr64" style:family="graphic" style:parent-style-name="objectwithoutfill">
      <style:graphic-properties draw:marker-end="Arrowheads_20_46" draw:marker-end-width="0.3cm" draw:fill="none" draw:textarea-vertical-align="middle"/>
    </style:style>
    <style:style style:name="gr65" style:family="graphic" style:parent-style-name="objectwithoutfill">
      <style:graphic-properties draw:marker-end="Arrowheads_20_47" draw:marker-end-width="0.3cm" draw:fill="none" draw:textarea-vertical-align="middle"/>
    </style:style>
    <style:style style:name="gr66" style:family="graphic" style:parent-style-name="objectwithoutfill">
      <style:graphic-properties draw:marker-end="Arrowheads_20_48" draw:marker-end-width="0.3cm" draw:fill="none" draw:textarea-vertical-align="middle"/>
    </style:style>
    <style:style style:name="gr67" style:family="graphic" style:parent-style-name="objectwithoutfill">
      <style:graphic-properties draw:marker-end="Arrowheads_20_49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352cm"/>
      <style:paragraph-properties style:writing-mode="lr-tb"/>
    </style:style>
    <style:style style:name="gr6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1.27cm" svg:x="3.54cm" svg:y="11.149cm">
          <text:p text:style-name="P1">Exc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54cm" svg:height="1.27cm" svg:x="7.35cm" svg:y="11.149cm">
          <text:p text:style-name="P1">Str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4cm" svg:height="1.27cm" svg:x="11.16cm" svg:y="11.149cm">
          <text:p text:style-name="P1">HP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1.243cm" svg:x="3.54cm" svg:y="9.382cm">
          <draw:text-box>
            <text:p><text:span text:style-name="T1">V</text:span><text:span text:style-name="T1">o</text:span><text:span text:style-name="T1">i</text:span><text:span text:style-name="T1">c</text:span><text:span text:style-name="T1">e</text:span></text:p>
          </draw:text-box>
        </draw:frame>
        <draw:custom-shape draw:style-name="gr1" draw:text-style-name="P1" xml:id="id1" draw:id="id1" draw:layer="layout" svg:width="2.54cm" svg:height="1.27cm" svg:x="6.715cm" svg:y="3.54cm">
          <text:p text:style-name="P1">Vo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1.27cm" svg:x="10.525cm" svg:y="3.54cm">
          <text:p text:style-name="P1">Compressor</text:p>
          <draw:enhanced-geometry svg:viewBox="0 0 21600 21600" draw:type="rectangle" draw:enhanced-path="M 0 0 L 21600 0 21600 21600 0 21600 0 0 Z N"/>
        </draw:custom-shape>
        <draw:custom-shape draw:style-name="gr3" draw:text-style-name="P3" xml:id="id47" draw:id="id47" draw:layer="layout" svg:width="0.762cm" svg:height="0.762cm" draw:transform="rotate (-1.5707963267949) translate (17.002cm 5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6" draw:id="id46">
          <draw:custom-shape draw:style-name="gr4" draw:text-style-name="P3" draw:layer="layout" svg:width="0.762cm" svg:height="0.762cm" svg:x="13.954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4.081cm" svg:y1="5.445cm" svg:x2="14.589cm" svg:y2="5.445cm">
            <text:p/>
          </draw:line>
          <draw:line draw:style-name="gr5" draw:text-style-name="P4" draw:layer="layout" svg:x1="14.335cm" svg:y1="5.191cm" svg:x2="14.335cm" svg:y2="5.699cm">
            <text:p/>
          </draw:line>
        </draw:g>
        <draw:connector draw:style-name="gr6" draw:text-style-name="P4" draw:layer="layout" svg:x1="9.255cm" svg:y1="4.175cm" svg:x2="10.525cm" svg:y2="4.175cm" draw:start-shape="id1" draw:start-glue-point="1" draw:end-shape="id2" draw:end-glue-point="3" svg:d="M9255 4175h1270" svg:viewBox="0 0 1271 1">
          <text:p/>
        </draw:connector>
        <draw:custom-shape draw:style-name="gr1" draw:text-style-name="P1" xml:id="id3" draw:id="id3" draw:layer="layout" svg:width="2.54cm" svg:height="1.27cm" svg:x="6.715cm" svg:y="6.08cm">
          <text:p text:style-name="P1">Voic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9.255cm" svg:y1="6.715cm" svg:x2="10.525cm" svg:y2="6.715cm" draw:start-shape="id3" draw:start-glue-point="1" draw:end-shape="id4" draw:end-glue-point="3" svg:d="M9255 6715h1270" svg:viewBox="0 0 1271 1">
          <text:p/>
        </draw:connector>
        <draw:line draw:style-name="gr8" draw:text-style-name="P4" draw:layer="layout" svg:x1="17.002cm" svg:y1="5.445cm" svg:x2="18.78cm" svg:y2="5.445cm">
          <text:p/>
        </draw:line>
        <draw:frame draw:style-name="gr9" draw:text-style-name="P5" draw:layer="layout" svg:width="1.967cm" svg:height="0.878cm" svg:x="18.786cm" svg:y="4.948cm">
          <draw:text-box>
            <text:p>Output</text:p>
          </draw:text-box>
        </draw:frame>
        <draw:custom-shape draw:style-name="gr10" draw:text-style-name="P4" draw:layer="layout" svg:width="0.508cm" svg:height="3.81cm" svg:x="5.953cm" svg:y="3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5" draw:layer="layout" svg:width="1.37cm" svg:height="0.878cm" svg:x="4.35cm" svg:y="4.948cm">
          <draw:text-box>
            <text:p>Poly</text:p>
          </draw:text-box>
        </draw:frame>
        <draw:frame draw:style-name="gr12" draw:text-style-name="P5" draw:layer="layout" svg:width="0.925cm" svg:height="0.878cm" svg:x="7.604cm" svg:y="4.948cm">
          <draw:text-box>
            <text:p>⋮</text:p>
          </draw:text-box>
        </draw:frame>
        <draw:frame draw:style-name="gr13" draw:text-style-name="P2" draw:layer="layout" svg:width="4.778cm" svg:height="0.878cm" svg:x="3.546cm" svg:y="2.281cm">
          <draw:text-box>
            <text:p><text:span text:style-name="T1">CollidingCombSynth</text:span></text:p>
          </draw:text-box>
        </draw:frame>
        <draw:connector draw:style-name="gr14" draw:text-style-name="P4" draw:layer="layout" svg:x1="6.08cm" svg:y1="11.784cm" svg:x2="7.35cm" svg:y2="11.784cm" draw:start-shape="id5" draw:start-glue-point="1" draw:end-shape="id6" draw:end-glue-point="3" svg:d="M6080 11784h1270" svg:viewBox="0 0 1271 1">
          <text:p/>
        </draw:connector>
        <draw:connector draw:style-name="gr15" draw:text-style-name="P4" draw:layer="layout" svg:x1="9.89cm" svg:y1="11.784cm" svg:x2="11.16cm" svg:y2="11.784cm" draw:start-shape="id6" draw:start-glue-point="1" draw:end-shape="id7" draw:end-glue-point="3" svg:d="M9890 11784h1270" svg:viewBox="0 0 1271 1">
          <text:p/>
        </draw:connector>
        <draw:line draw:style-name="gr16" draw:text-style-name="P4" draw:layer="layout" svg:x1="13.7cm" svg:y1="11.784cm" svg:x2="15.097cm" svg:y2="11.784cm">
          <text:p/>
        </draw:line>
        <draw:frame draw:style-name="gr9" draw:text-style-name="P5" draw:layer="layout" svg:width="1.967cm" svg:height="0.878cm" svg:x="15.103cm" svg:y="11.287cm">
          <draw:text-box>
            <text:p>Output</text:p>
          </draw:text-box>
        </draw:frame>
        <draw:frame draw:style-name="gr17" draw:text-style-name="P5" draw:layer="layout" svg:width="2.877cm" svg:height="0.878cm" svg:x="15.145cm" svg:y="6.091cm">
          <draw:text-box>
            <text:p>Gain*Boost</text:p>
          </draw:text-box>
        </draw:frame>
        <draw:frame draw:style-name="gr18" draw:text-style-name="P2" draw:layer="layout" svg:width="1.984cm" svg:height="0.878cm" svg:x="3.54cm" svg:y="14.981cm">
          <draw:text-box>
            <text:p><text:span text:style-name="T1">Exciter</text:span></text:p>
          </draw:text-box>
        </draw:frame>
        <draw:custom-shape draw:style-name="gr1" draw:text-style-name="P1" xml:id="id10" draw:id="id10" draw:layer="layout" svg:width="2.54cm" svg:height="1.27cm" svg:x="3.54cm" svg:y="20.05cm">
          <text:p text:style-name="P1">Nois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4cm" svg:height="1.27cm" svg:x="3.54cm" svg:y="17.51cm">
          <text:p text:style-name="P1">Tri-Saw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4" draw:text-style-name="P3" draw:layer="layout" svg:width="0.762cm" svg:height="0.762cm" svg:x="6.969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096cm" svg:y1="19.415cm" svg:x2="7.604cm" svg:y2="19.415cm">
            <text:p/>
          </draw:line>
          <draw:line draw:style-name="gr5" draw:text-style-name="P4" draw:layer="layout" svg:x1="7.35cm" svg:y1="19.161cm" svg:x2="7.35cm" svg:y2="19.669cm">
            <text:p/>
          </draw:line>
        </draw:g>
        <draw:connector draw:style-name="gr19" draw:text-style-name="P4" draw:layer="layout" svg:x1="6.08cm" svg:y1="18.145cm" svg:x2="7.35cm" svg:y2="19.034cm" draw:start-shape="id8" draw:start-glue-point="1" draw:end-shape="id9" draw:end-glue-point="0" svg:d="M6080 18145h1270v889" svg:viewBox="0 0 1271 890">
          <text:p/>
        </draw:connector>
        <draw:connector draw:style-name="gr20" draw:text-style-name="P4" draw:layer="layout" svg:x1="6.08cm" svg:y1="20.685cm" svg:x2="7.35cm" svg:y2="19.796cm" draw:start-shape="id10" draw:start-glue-point="1" draw:end-shape="id9" draw:end-glue-point="2" svg:d="M6080 20685h1270v-889" svg:viewBox="0 0 1271 890">
          <text:p/>
        </draw:connector>
        <draw:frame draw:style-name="gr21" draw:text-style-name="P5" draw:layer="layout" svg:width="2.695cm" svg:height="0.878cm" svg:x="7.604cm" svg:y="17.902cm">
          <draw:text-box>
            <text:p>Saw/Noise</text:p>
          </draw:text-box>
        </draw:frame>
        <draw:custom-shape draw:style-name="gr3" draw:text-style-name="P3" xml:id="id11" draw:id="id11" draw:layer="layout" svg:width="0.762cm" svg:height="0.762cm" draw:transform="rotate (-1.5707963267949) translate (11.541cm 19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2" draw:text-style-name="P4" draw:layer="layout" svg:x1="7.731cm" svg:y1="19.415cm" svg:x2="10.779cm" svg:y2="19.415cm" draw:start-shape="id9" draw:start-glue-point="1" draw:end-shape="id11" draw:end-glue-point="7" svg:d="M7731 19415h3048" svg:viewBox="0 0 3049 1">
          <text:p/>
        </draw:connector>
        <draw:custom-shape draw:style-name="gr23" draw:text-style-name="P1" xml:id="id12" draw:id="id12" draw:layer="layout" svg:width="3.556cm" svg:height="1.27cm" svg:x="8.239cm" svg:y="15.478cm">
          <text:p text:style-name="P1">Decay Envelope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0.017cm" svg:y1="16.748cm" svg:x2="11.16cm" svg:y2="19.224cm" draw:start-shape="id12" draw:start-glue-point="2" draw:end-shape="id11" draw:end-glue-point="5" svg:d="M10017 16748v1143h1143v1333" svg:viewBox="0 0 1144 2477">
          <text:p/>
        </draw:connector>
        <draw:custom-shape draw:style-name="gr1" draw:text-style-name="P1" xml:id="id13" draw:id="id13" draw:layer="layout" svg:width="2.54cm" svg:height="1.27cm" svg:x="13.7cm" svg:y="18.78cm">
          <text:p text:style-name="P1">LP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9.604cm" svg:height="0.878cm" svg:x="9.636cm" svg:y="12.938cm">
          <draw:text-box>
            <text:p>HP: Highpass filter. Inserted to reduce DC.</text:p>
          </draw:text-box>
        </draw:frame>
        <draw:connector draw:style-name="gr26" draw:text-style-name="P4" draw:layer="layout" svg:x1="11.541cm" svg:y1="19.415cm" svg:x2="13.7cm" svg:y2="19.415cm" draw:start-shape="id11" draw:start-glue-point="4" draw:end-shape="id13" draw:end-glue-point="3" svg:d="M11541 19415h2159" svg:viewBox="0 0 2160 1">
          <text:p/>
        </draw:connector>
        <draw:frame draw:style-name="gr21" draw:text-style-name="P5" draw:layer="layout" svg:width="2.411cm" svg:height="0.878cm" svg:x="13.833cm" svg:y="17.891cm">
          <draw:text-box>
            <text:p>LP Cutoff</text:p>
          </draw:text-box>
        </draw:frame>
        <draw:custom-shape draw:style-name="gr1" draw:text-style-name="P1" xml:id="id18" draw:id="id18" draw:layer="layout" svg:width="2.54cm" svg:height="1.27cm" svg:x="4.81cm" svg:y="23.86cm">
          <text:p text:style-name="P1">Comb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svg:x1="16.24cm" svg:y1="19.415cm" svg:x2="3.54cm" svg:y2="24.368cm" draw:start-shape="id13" draw:start-glue-point="1" draw:end-shape="id14" draw:end-glue-point="4" svg:d="M16240 19415h513v2794h-13213v2159" svg:viewBox="0 0 13214 4954">
          <text:p/>
        </draw:connector>
        <draw:custom-shape draw:style-name="gr27" draw:text-style-name="P6" xml:id="id14" draw:id="id14" draw:layer="layout" svg:width="0.254cm" svg:height="0.254cm" svg:x="3.413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custom-shape draw:style-name="gr4" draw:text-style-name="P3" draw:layer="layout" svg:width="0.762cm" svg:height="0.762cm" svg:x="8.23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8.366cm" svg:y1="26.4cm" svg:x2="8.874cm" svg:y2="26.4cm">
            <text:p/>
          </draw:line>
          <draw:line draw:style-name="gr5" draw:text-style-name="P4" draw:layer="layout" svg:x1="8.62cm" svg:y1="26.146cm" svg:x2="8.62cm" svg:y2="26.654cm">
            <text:p/>
          </draw:line>
        </draw:g>
        <draw:connector draw:style-name="gr28" draw:text-style-name="P4" draw:layer="layout" svg:x1="3.54cm" svg:y1="24.622cm" svg:x2="8.239cm" svg:y2="26.4cm" draw:start-shape="id14" draw:start-glue-point="8" draw:end-shape="id15" draw:end-glue-point="3" svg:d="M3540 24622v1778h4699" svg:viewBox="0 0 4700 1779">
          <text:p/>
        </draw:connector>
        <draw:custom-shape draw:style-name="gr1" draw:text-style-name="P1" xml:id="id17" draw:id="id17" draw:layer="layout" svg:width="2.54cm" svg:height="1.27cm" svg:x="9.89cm" svg:y="23.86cm">
          <text:p text:style-name="P1">Comb</text:p>
          <draw:enhanced-geometry svg:viewBox="0 0 21600 21600" draw:type="rectangle" draw:enhanced-path="M 0 0 L 21600 0 21600 21600 0 21600 0 0 Z N"/>
        </draw:custom-shape>
        <draw:custom-shape draw:style-name="gr27" draw:text-style-name="P6" xml:id="id16" draw:id="id16" draw:layer="layout" svg:width="0.254cm" svg:height="0.254cm" svg:x="8.493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" draw:layer="layout" svg:x1="8.747cm" svg:y1="24.495cm" svg:x2="9.89cm" svg:y2="24.495cm" draw:start-shape="id16" draw:start-glue-point="10" draw:end-shape="id17" draw:end-glue-point="3" svg:d="M8747 24495h1143" svg:viewBox="0 0 1144 1">
          <text:p/>
        </draw:connector>
        <draw:connector draw:style-name="gr30" draw:text-style-name="P4" draw:layer="layout" svg:x1="3.667cm" svg:y1="24.495cm" svg:x2="4.81cm" svg:y2="24.495cm" draw:start-shape="id14" draw:start-glue-point="10" draw:end-shape="id18" draw:end-glue-point="3" svg:d="M3667 24495h1143" svg:viewBox="0 0 1144 1">
          <text:p/>
        </draw:connector>
        <draw:connector draw:style-name="gr31" draw:text-style-name="P3" draw:layer="layout" svg:x1="7.35cm" svg:y1="24.495cm" svg:x2="8.493cm" svg:y2="24.495cm" draw:start-shape="id18" draw:start-glue-point="1" draw:end-shape="id16" draw:end-glue-point="6" svg:d="M7350 24495h1143" svg:viewBox="0 0 1144 1">
          <text:p/>
        </draw:connector>
        <draw:connector draw:style-name="gr32" draw:text-style-name="P4" draw:layer="layout" svg:x1="8.62cm" svg:y1="24.622cm" svg:x2="8.62cm" svg:y2="26.019cm" draw:start-shape="id16" draw:start-glue-point="8" draw:end-shape="id15" draw:end-glue-point="0" svg:d="M8620 24622v1397" svg:viewBox="0 0 1 1398">
          <text:p/>
        </draw:connector>
        <draw:frame draw:style-name="gr33" draw:text-style-name="P5" draw:layer="layout" svg:width="0.714cm" svg:height="0.878cm" svg:x="7.906cm" svg:y="25.141cm">
          <draw:text-box>
            <text:p>-</text:p>
          </draw:text-box>
        </draw:frame>
        <draw:frame draw:style-name="gr33" draw:text-style-name="P5" draw:layer="layout" svg:width="0.858cm" svg:height="0.878cm" svg:x="7.652cm" svg:y="26.411cm">
          <draw:text-box>
            <text:p>+</text:p>
          </draw:text-box>
        </draw:frame>
        <draw:line draw:style-name="gr5" draw:text-style-name="P4" draw:layer="layout" svg:x1="9.001cm" svg:y1="26.4cm" svg:x2="13.065cm" svg:y2="26.4cm">
          <text:p/>
        </draw:line>
        <draw:line draw:style-name="gr5" draw:text-style-name="P4" draw:layer="layout" svg:x1="12.43cm" svg:y1="24.495cm" svg:x2="13.065cm" svg:y2="24.495cm">
          <text:p/>
        </draw:line>
        <draw:frame draw:style-name="gr34" draw:text-style-name="P5" draw:layer="layout" svg:width="1.137cm" svg:height="0.878cm" svg:x="13.319cm" svg:y="24.114cm">
          <draw:text-box>
            <text:p>...</text:p>
          </draw:text-box>
        </draw:frame>
        <draw:frame draw:style-name="gr34" draw:text-style-name="P5" draw:layer="layout" svg:width="1.137cm" svg:height="0.878cm" svg:x="13.319cm" svg:y="25.903cm">
          <draw:text-box>
            <text:p>...</text:p>
          </draw:text-box>
        </draw:frame>
        <draw:g xml:id="id21" draw:id="id21">
          <draw:custom-shape draw:style-name="gr4" draw:text-style-name="P3" draw:layer="layout" svg:width="0.762cm" svg:height="0.762cm" svg:x="15.85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986cm" svg:y1="26.4cm" svg:x2="16.494cm" svg:y2="26.4cm">
            <text:p/>
          </draw:line>
          <draw:line draw:style-name="gr5" draw:text-style-name="P4" draw:layer="layout" svg:x1="16.24cm" svg:y1="26.146cm" svg:x2="16.24cm" svg:y2="26.654cm">
            <text:p/>
          </draw:line>
        </draw:g>
        <draw:custom-shape draw:style-name="gr1" draw:text-style-name="P1" xml:id="id20" draw:id="id20" draw:layer="layout" svg:width="2.54cm" svg:height="1.27cm" svg:x="17.51cm" svg:y="23.86cm">
          <text:p text:style-name="P1">Comb</text:p>
          <draw:enhanced-geometry svg:viewBox="0 0 21600 21600" draw:type="rectangle" draw:enhanced-path="M 0 0 L 21600 0 21600 21600 0 21600 0 0 Z N"/>
        </draw:custom-shape>
        <draw:custom-shape draw:style-name="gr27" draw:text-style-name="P6" xml:id="id19" draw:id="id19" draw:layer="layout" svg:width="0.254cm" svg:height="0.254cm" svg:x="16.113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4" draw:layer="layout" svg:x1="16.367cm" svg:y1="24.495cm" svg:x2="17.51cm" svg:y2="24.495cm" draw:start-shape="id19" draw:start-glue-point="10" draw:end-shape="id20" draw:end-glue-point="3" svg:d="M16367 24495h1143" svg:viewBox="0 0 1144 1">
          <text:p/>
        </draw:connector>
        <draw:connector draw:style-name="gr32" draw:text-style-name="P4" draw:layer="layout" svg:x1="16.24cm" svg:y1="24.622cm" svg:x2="16.24cm" svg:y2="26.019cm" draw:start-shape="id19" draw:start-glue-point="8" draw:end-shape="id21" draw:end-glue-point="0" svg:d="M16240 24622v1397" svg:viewBox="0 0 1 1398">
          <text:p/>
        </draw:connector>
        <draw:frame draw:style-name="gr33" draw:text-style-name="P5" draw:layer="layout" svg:width="0.714cm" svg:height="0.878cm" svg:x="15.526cm" svg:y="25.141cm">
          <draw:text-box>
            <text:p>-</text:p>
          </draw:text-box>
        </draw:frame>
        <draw:frame draw:style-name="gr33" draw:text-style-name="P5" draw:layer="layout" svg:width="0.858cm" svg:height="0.878cm" svg:x="15.272cm" svg:y="26.411cm">
          <draw:text-box>
            <text:p>+</text:p>
          </draw:text-box>
        </draw:frame>
        <draw:frame draw:style-name="gr35" draw:text-style-name="P5" draw:layer="layout" svg:width="3.669cm" svg:height="0.878cm" svg:x="4.562cm" svg:y="22.982cm">
          <draw:text-box>
            <text:p>Comb Time #0</text:p>
          </draw:text-box>
        </draw:frame>
        <draw:frame draw:style-name="gr35" draw:text-style-name="P5" draw:layer="layout" svg:width="3.669cm" svg:height="0.878cm" svg:x="9.642cm" svg:y="22.982cm">
          <draw:text-box>
            <text:p>Comb Time #1</text:p>
          </draw:text-box>
        </draw:frame>
        <draw:frame draw:style-name="gr35" draw:text-style-name="P5" draw:layer="layout" svg:width="3.669cm" svg:height="0.878cm" svg:x="17.262cm" svg:y="22.982cm">
          <draw:text-box>
            <text:p>Comb Time #7</text:p>
          </draw:text-box>
        </draw:frame>
        <draw:line draw:style-name="gr36" draw:text-style-name="P4" draw:layer="layout" svg:x1="14.97cm" svg:y1="24.495cm" svg:x2="16.113cm" svg:y2="24.495cm">
          <text:p/>
        </draw:line>
        <draw:line draw:style-name="gr37" draw:text-style-name="P4" draw:layer="layout" svg:x1="14.97cm" svg:y1="26.4cm" svg:x2="15.859cm" svg:y2="26.4cm">
          <text:p/>
        </draw:line>
        <draw:g xml:id="id23" draw:id="id23">
          <draw:custom-shape draw:style-name="gr4" draw:text-style-name="P3" draw:layer="layout" svg:width="0.762cm" svg:height="0.762cm" svg:x="20.93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066cm" svg:y1="26.4cm" svg:x2="21.574cm" svg:y2="26.4cm">
            <text:p/>
          </draw:line>
          <draw:line draw:style-name="gr5" draw:text-style-name="P4" draw:layer="layout" svg:x1="21.32cm" svg:y1="26.146cm" svg:x2="21.32cm" svg:y2="26.654cm">
            <text:p/>
          </draw:line>
        </draw:g>
        <draw:custom-shape draw:style-name="gr27" draw:text-style-name="P6" xml:id="id22" draw:id="id22" draw:layer="layout" svg:width="0.254cm" svg:height="0.254cm" svg:x="21.193cm" svg:y="2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svg:x1="21.32cm" svg:y1="24.622cm" svg:x2="21.32cm" svg:y2="26.019cm" draw:start-shape="id22" draw:start-glue-point="8" draw:end-shape="id23" draw:end-glue-point="0" svg:d="M21320 24622v1397" svg:viewBox="0 0 1 1398">
          <text:p/>
        </draw:connector>
        <draw:frame draw:style-name="gr33" draw:text-style-name="P5" draw:layer="layout" svg:width="0.714cm" svg:height="0.878cm" svg:x="20.606cm" svg:y="25.141cm">
          <draw:text-box>
            <text:p>-</text:p>
          </draw:text-box>
        </draw:frame>
        <draw:connector draw:style-name="gr38" draw:text-style-name="P4" draw:layer="layout" svg:x1="16.621cm" svg:y1="26.4cm" svg:x2="20.939cm" svg:y2="26.4cm" draw:start-shape="id21" draw:start-glue-point="1" draw:end-shape="id23" draw:end-glue-point="3" svg:d="M16621 26400h4318" svg:viewBox="0 0 4319 1">
          <text:p/>
        </draw:connector>
        <draw:frame draw:style-name="gr33" draw:text-style-name="P5" draw:layer="layout" svg:width="0.858cm" svg:height="0.878cm" svg:x="19.844cm" svg:y="26.4cm">
          <draw:text-box>
            <text:p>+</text:p>
          </draw:text-box>
        </draw:frame>
        <draw:connector draw:style-name="gr31" draw:text-style-name="P3" draw:layer="layout" svg:x1="20.05cm" svg:y1="24.495cm" svg:x2="21.193cm" svg:y2="24.495cm" draw:start-shape="id20" draw:start-glue-point="1" draw:end-shape="id22" draw:end-glue-point="6" svg:d="M20050 24495h1143" svg:viewBox="0 0 1144 1">
          <text:p/>
        </draw:connector>
        <draw:custom-shape draw:style-name="gr39" draw:text-style-name="P1" xml:id="id24" draw:id="id24" draw:layer="layout" svg:width="3.81cm" svg:height="1.27cm" svg:x="21.193cm" svg:y="21.193cm">
          <text:p text:style-name="P1">Attack Envelope</text:p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0.762cm" svg:height="0.762cm" draw:transform="rotate (-1.5707963267949) translate (24.241cm 26.0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0" draw:text-style-name="P4" draw:layer="layout" svg:x1="23.098cm" svg:y1="22.463cm" svg:x2="23.86cm" svg:y2="26.019cm" draw:start-shape="id24" draw:start-glue-point="2" draw:end-shape="id25" draw:end-glue-point="3" svg:d="M23098 22463v1778h762v1778" svg:viewBox="0 0 763 3557">
          <text:p/>
        </draw:connector>
        <draw:connector draw:style-name="gr31" draw:text-style-name="P3" draw:layer="layout" svg:x1="21.701cm" svg:y1="26.4cm" svg:x2="23.479cm" svg:y2="26.4cm" draw:start-shape="id23" draw:start-glue-point="1" draw:end-shape="id25" draw:end-glue-point="7" svg:d="M21701 26400h1778" svg:viewBox="0 0 1779 1">
          <text:p/>
        </draw:connector>
        <draw:frame draw:style-name="gr11" draw:text-style-name="P5" draw:layer="layout" svg:width="1.471cm" svg:height="0.878cm" svg:x="23.273cm" svg:y="26.792cm">
          <draw:text-box>
            <text:p>Gain</text:p>
          </draw:text-box>
        </draw:frame>
        <draw:line draw:style-name="gr41" draw:text-style-name="P4" draw:layer="layout" svg:x1="24.241cm" svg:y1="26.4cm" svg:x2="25.638cm" svg:y2="26.4cm">
          <text:p/>
        </draw:line>
        <draw:frame draw:style-name="gr9" draw:text-style-name="P5" draw:layer="layout" svg:width="1.967cm" svg:height="0.878cm" svg:x="25.638cm" svg:y="26.019cm">
          <draw:text-box>
            <text:p>Output</text:p>
          </draw:text-box>
        </draw:frame>
        <draw:frame draw:style-name="gr18" draw:text-style-name="P2" draw:layer="layout" svg:width="1.984cm" svg:height="0.878cm" svg:x="3.54cm" svg:y="28.94cm">
          <draw:text-box>
            <text:p><text:span text:style-name="T1">Strings</text:span></text:p>
          </draw:text-box>
        </draw:frame>
        <draw:frame draw:style-name="gr42" draw:text-style-name="P5" draw:layer="layout" svg:width="6.005cm" svg:height="1.505cm" svg:x="17.002cm" svg:y="16.113cm">
          <draw:text-box>
            <text:p>LP: 1-pole lowpass filter.</text:p>
            <text:p>Comb: Comb filter.</text:p>
          </draw:text-box>
        </draw:frame>
        <draw:custom-shape draw:style-name="gr1" draw:text-style-name="P1" xml:id="id31" draw:id="id31" draw:layer="layout" svg:width="2.54cm" svg:height="1.27cm" svg:x="14.97cm" svg:y="30.21cm">
          <text:p text:style-name="P1">K-S String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619cm" svg:height="0.878cm" svg:x="3.54cm" svg:y="46.731cm">
          <draw:text-box>
            <text:p><text:span text:style-name="T1">K-S String</text:span></text:p>
          </draw:text-box>
        </draw:frame>
        <draw:custom-shape draw:style-name="gr1" draw:text-style-name="P1" xml:id="id29" draw:id="id29" draw:layer="layout" svg:width="2.54cm" svg:height="1.27cm" svg:x="14.97cm" svg:y="35.29cm">
          <text:p text:style-name="P1">K-S St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2.54cm" svg:height="1.27cm" svg:x="14.97cm" svg:y="42.91cm">
          <text:p text:style-name="P1">K-S St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2.54cm" svg:height="1.27cm" svg:x="11.16cm" svg:y="32.75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2.54cm" svg:height="1.27cm" svg:x="11.16cm" svg:y="37.83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2.54cm" svg:height="1.27cm" svg:x="11.16cm" svg:y="41.64cm">
          <text:p text:style-name="P1">Collision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925cm" svg:height="0.878cm" svg:x="12.049cm" svg:y="39.873cm">
          <draw:text-box>
            <text:p>⋮</text:p>
          </draw:text-box>
        </draw:frame>
        <draw:frame draw:style-name="gr12" draw:text-style-name="P5" draw:layer="layout" svg:width="0.925cm" svg:height="0.878cm" svg:x="15.859cm" svg:y="39.862cm">
          <draw:text-box>
            <text:p>⋮</text:p>
          </draw:text-box>
        </draw:frame>
        <draw:custom-shape draw:style-name="gr27" draw:text-style-name="P6" xml:id="id28" draw:id="id28" draw:layer="layout" svg:width="0.254cm" svg:height="0.254cm" svg:x="12.303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4" draw:layer="layout" svg:x1="12.43cm" svg:y1="42.91cm" svg:x2="14.97cm" svg:y2="43.545cm" draw:start-shape="id26" draw:start-glue-point="2" draw:end-shape="id27" svg:d="M12430 42910v635h2540" svg:viewBox="0 0 2541 636">
          <text:p/>
        </draw:connector>
        <draw:connector draw:style-name="gr44" draw:text-style-name="P4" draw:layer="layout" svg:x1="12.557cm" svg:y1="35.925cm" svg:x2="14.97cm" svg:y2="35.925cm" draw:start-shape="id28" draw:start-glue-point="10" draw:end-shape="id29" draw:end-glue-point="3" svg:d="M12557 35925h2413" svg:viewBox="0 0 2414 1">
          <text:p/>
        </draw:connector>
        <draw:custom-shape draw:style-name="gr27" draw:text-style-name="P6" xml:id="id30" draw:id="id30" draw:layer="layout" svg:width="0.254cm" svg:height="0.254cm" svg:x="12.303cm" svg:y="30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4" draw:layer="layout" svg:x1="12.557cm" svg:y1="30.845cm" svg:x2="14.97cm" svg:y2="30.845cm" draw:start-shape="id30" draw:start-glue-point="10" draw:end-shape="id31" draw:end-glue-point="3" svg:d="M12557 30845h2413" svg:viewBox="0 0 2414 1">
          <text:p/>
        </draw:connector>
        <draw:custom-shape draw:style-name="gr27" draw:text-style-name="P6" xml:id="id34" draw:id="id34" draw:layer="layout" svg:width="0.254cm" svg:height="0.254cm" svg:x="18.018cm" svg:y="30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32" draw:id="id32" draw:layer="layout" svg:width="0.254cm" svg:height="0.254cm" svg:x="18.018cm" svg:y="35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4" draw:layer="layout" svg:x1="18.145cm" svg:y1="36.052cm" svg:x2="13.7cm" svg:y2="38.465cm" draw:start-shape="id32" draw:start-glue-point="8" draw:end-shape="id33" draw:end-glue-point="1" svg:d="M18145 36052v2413h-4445" svg:viewBox="0 0 4446 2414">
          <text:p/>
        </draw:connector>
        <draw:connector draw:style-name="gr47" draw:text-style-name="P4" draw:layer="layout" svg:x1="18.145cm" svg:y1="30.972cm" svg:x2="13.7cm" svg:y2="33.385cm" draw:start-shape="id34" draw:start-glue-point="8" draw:end-shape="id35" draw:end-glue-point="1" svg:d="M18145 30972v2413h-4445" svg:viewBox="0 0 4446 2414">
          <text:p/>
        </draw:connector>
        <draw:connector draw:style-name="gr48" draw:text-style-name="P4" draw:layer="layout" svg:x1="12.43cm" svg:y1="30.972cm" svg:x2="12.43cm" svg:y2="32.75cm" draw:start-shape="id30" draw:start-glue-point="8" svg:d="M12430 30972v1778" svg:viewBox="0 0 1 1779">
          <text:p/>
        </draw:connector>
        <draw:connector draw:style-name="gr49" draw:text-style-name="P4" draw:layer="layout" svg:x1="12.43cm" svg:y1="36.052cm" svg:x2="12.43cm" svg:y2="37.83cm" draw:start-shape="id28" draw:start-glue-point="8" draw:end-shape="id33" draw:end-glue-point="0" svg:d="M12430 36052v1778" svg:viewBox="0 0 1 1779">
          <text:p/>
        </draw:connector>
        <draw:line draw:style-name="gr50" draw:text-style-name="P4" draw:layer="layout" svg:x1="12.43cm" svg:y1="40.878cm" svg:x2="12.43cm" svg:y2="41.64cm">
          <text:p/>
        </draw:line>
        <draw:line draw:style-name="gr5" draw:text-style-name="P4" draw:layer="layout" svg:x1="12.43cm" svg:y1="39.1cm" svg:x2="12.43cm" svg:y2="39.608cm">
          <text:p/>
        </draw:line>
        <draw:connector draw:style-name="gr31" draw:text-style-name="P3" draw:layer="layout" svg:x1="17.51cm" svg:y1="30.845cm" svg:x2="18.018cm" svg:y2="30.845cm" draw:start-shape="id31" draw:start-glue-point="1" draw:end-shape="id34" draw:end-glue-point="6" svg:d="M17510 30845h508" svg:viewBox="0 0 509 1">
          <text:p/>
        </draw:connector>
        <draw:connector draw:style-name="gr31" draw:text-style-name="P3" draw:layer="layout" svg:x1="17.51cm" svg:y1="35.925cm" svg:x2="18.018cm" svg:y2="35.925cm" draw:start-shape="id29" draw:start-glue-point="1" draw:end-shape="id32" draw:end-glue-point="6" svg:d="M17510 35925h508" svg:viewBox="0 0 509 1">
          <text:p/>
        </draw:connector>
        <draw:line draw:style-name="gr5" draw:text-style-name="P4" draw:layer="layout" svg:x1="4.81cm" svg:y1="30.845cm" svg:x2="12.303cm" svg:y2="30.845cm">
          <text:p/>
        </draw:line>
        <draw:frame draw:style-name="gr51" draw:text-style-name="P5" draw:layer="layout" svg:width="1.59cm" svg:height="0.878cm" svg:x="3.159cm" svg:y="30.348cm">
          <draw:text-box>
            <text:p>Input</text:p>
          </draw:text-box>
        </draw:frame>
        <draw:connector draw:style-name="gr31" draw:text-style-name="P3" draw:layer="layout" svg:x1="12.43cm" svg:y1="34.02cm" svg:x2="12.43cm" svg:y2="35.798cm" draw:start-shape="id35" draw:start-glue-point="2" draw:end-shape="id28" draw:end-glue-point="4" svg:d="M12430 34020v1778" svg:viewBox="0 0 1 1779">
          <text:p/>
        </draw:connector>
        <draw:custom-shape draw:style-name="gr52" draw:text-style-name="P1" xml:id="id36" draw:id="id36" draw:layer="layout" svg:width="3.683cm" svg:height="1.27cm" svg:x="4.937cm" svg:y="34.02cm">
          <text:p text:style-name="P1">ADSR Envelope</text:p>
          <draw:enhanced-geometry svg:viewBox="0 0 21600 21600" draw:type="rectangle" draw:enhanced-path="M 0 0 L 21600 0 21600 21600 0 21600 0 0 Z N"/>
        </draw:custom-shape>
        <draw:custom-shape draw:style-name="gr27" draw:text-style-name="P6" xml:id="id37" draw:id="id37" draw:layer="layout" svg:width="0.254cm" svg:height="0.254cm" svg:x="9.128cm" svg:y="34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svg:x1="8.62cm" svg:y1="34.655cm" svg:x2="9.128cm" svg:y2="34.655cm" draw:start-shape="id36" draw:start-glue-point="1" draw:end-shape="id37" draw:end-glue-point="6" svg:d="M8620 34655h508" svg:viewBox="0 0 509 1">
          <text:p/>
        </draw:connector>
        <draw:frame draw:style-name="gr53" draw:text-style-name="P5" draw:layer="layout" svg:width="5.811cm" svg:height="1.505cm" svg:x="3.159cm" svg:y="32.261cm">
          <draw:text-box>
            <text:p>This envelope modulates</text:p>
            <text:p>LP cutoff in K-S String.</text:p>
          </draw:text-box>
        </draw:frame>
        <draw:connector draw:style-name="gr54" draw:text-style-name="P4" draw:layer="layout" draw:line-skew="-0.889cm" svg:x1="9.255cm" svg:y1="34.528cm" svg:x2="16.24cm" svg:y2="31.48cm" draw:start-shape="id37" draw:start-glue-point="4" draw:end-shape="id31" draw:end-glue-point="2" svg:d="M9255 34528v-2413h6985v-635" svg:viewBox="0 0 6986 3049">
          <text:p/>
        </draw:connector>
        <draw:custom-shape draw:style-name="gr27" draw:text-style-name="P6" xml:id="id38" draw:id="id38" draw:layer="layout" svg:width="0.254cm" svg:height="0.254cm" svg:x="9.128cm" svg:y="36.9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svg:x1="9.255cm" svg:y1="34.782cm" svg:x2="9.255cm" svg:y2="36.941cm" draw:start-shape="id37" draw:start-glue-point="8" draw:end-shape="id38" draw:end-glue-point="4" svg:d="M9255 34782v2159" svg:viewBox="0 0 1 2160">
          <text:p/>
        </draw:connector>
        <draw:line draw:style-name="gr5" draw:text-style-name="P4" draw:layer="layout" svg:x1="9.255cm" svg:y1="37.195cm" svg:x2="9.255cm" svg:y2="39.608cm">
          <text:p/>
        </draw:line>
        <draw:frame draw:style-name="gr12" draw:text-style-name="P5" draw:layer="layout" svg:width="0.925cm" svg:height="0.878cm" svg:x="8.884cm" svg:y="39.873cm">
          <draw:text-box>
            <text:p>⋮</text:p>
          </draw:text-box>
        </draw:frame>
        <draw:line draw:style-name="gr5" draw:text-style-name="P4" draw:layer="layout" svg:x1="9.255cm" svg:y1="41.005cm" svg:x2="9.255cm" svg:y2="44.815cm">
          <text:p/>
        </draw:line>
        <draw:line draw:style-name="gr5" draw:text-style-name="P4" draw:layer="layout" svg:x1="9.255cm" svg:y1="44.815cm" svg:x2="16.24cm" svg:y2="44.815cm">
          <text:p/>
        </draw:line>
        <draw:line draw:style-name="gr55" draw:text-style-name="P4" draw:layer="layout" svg:x1="16.24cm" svg:y1="44.815cm" svg:x2="16.24cm" svg:y2="44.18cm">
          <text:p/>
        </draw:line>
        <draw:connector draw:style-name="gr56" draw:text-style-name="P4" draw:layer="layout" svg:x1="9.382cm" svg:y1="37.068cm" svg:x2="16.24cm" svg:y2="36.56cm" draw:start-shape="id38" draw:start-glue-point="10" draw:end-shape="id29" draw:end-glue-point="2" svg:d="M9382 37068h2795v5h4063v-513" svg:viewBox="0 0 6859 514">
          <text:p/>
        </draw:connector>
        <draw:g xml:id="id39" draw:id="id39">
          <draw:custom-shape draw:style-name="gr4" draw:text-style-name="P3" draw:layer="layout" svg:width="0.762cm" svg:height="0.762cm" svg:x="19.034cm" svg:y="35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161cm" svg:y1="35.925cm" svg:x2="19.669cm" svg:y2="35.925cm">
            <text:p/>
          </draw:line>
          <draw:line draw:style-name="gr5" draw:text-style-name="P4" draw:layer="layout" svg:x1="19.415cm" svg:y1="35.671cm" svg:x2="19.415cm" svg:y2="36.179cm">
            <text:p/>
          </draw:line>
        </draw:g>
        <draw:connector draw:style-name="gr57" draw:text-style-name="P4" draw:layer="layout" svg:x1="18.272cm" svg:y1="30.845cm" svg:x2="19.415cm" svg:y2="35.544cm" draw:start-shape="id34" draw:start-glue-point="10" draw:end-shape="id39" draw:end-glue-point="0" svg:d="M18272 30845h1143v4699" svg:viewBox="0 0 1144 4700">
          <text:p/>
        </draw:connector>
        <draw:connector draw:style-name="gr58" draw:text-style-name="P4" draw:layer="layout" svg:x1="18.272cm" svg:y1="35.925cm" svg:x2="19.034cm" svg:y2="35.925cm" draw:start-shape="id32" draw:start-glue-point="10" draw:end-shape="id39" draw:end-glue-point="3" svg:d="M18272 35925h762" svg:viewBox="0 0 763 1">
          <text:p/>
        </draw:connector>
        <draw:g xml:id="id40" draw:id="id40">
          <draw:custom-shape draw:style-name="gr4" draw:text-style-name="P3" draw:layer="layout" svg:width="0.762cm" svg:height="0.762cm" svg:x="19.034cm" svg:y="43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161cm" svg:y1="43.545cm" svg:x2="19.669cm" svg:y2="43.545cm">
            <text:p/>
          </draw:line>
          <draw:line draw:style-name="gr5" draw:text-style-name="P4" draw:layer="layout" svg:x1="19.415cm" svg:y1="43.291cm" svg:x2="19.415cm" svg:y2="43.799cm">
            <text:p/>
          </draw:line>
        </draw:g>
        <draw:connector draw:style-name="gr59" draw:text-style-name="P4" draw:layer="layout" svg:x1="17.51cm" svg:y1="43.545cm" svg:x2="19.034cm" svg:y2="43.545cm" draw:start-shape="id27" draw:start-glue-point="1" draw:end-shape="id40" draw:end-glue-point="3" svg:d="M17510 43545h1524" svg:viewBox="0 0 1525 1">
          <text:p/>
        </draw:connector>
        <draw:line draw:style-name="gr5" draw:text-style-name="P4" draw:layer="layout" svg:x1="19.415cm" svg:y1="36.306cm" svg:x2="19.415cm" svg:y2="39.608cm">
          <text:p/>
        </draw:line>
        <draw:frame draw:style-name="gr12" draw:text-style-name="P5" draw:layer="layout" svg:width="0.925cm" svg:height="0.878cm" svg:x="19.034cm" svg:y="39.862cm">
          <draw:text-box>
            <text:p>⋮</text:p>
          </draw:text-box>
        </draw:frame>
        <draw:line draw:style-name="gr60" draw:text-style-name="P4" draw:layer="layout" svg:x1="19.415cm" svg:y1="40.878cm" svg:x2="19.415cm" svg:y2="43.164cm">
          <text:p/>
        </draw:line>
        <draw:line draw:style-name="gr61" draw:text-style-name="P4" draw:layer="layout" svg:x1="19.796cm" svg:y1="43.545cm" svg:x2="21.32cm" svg:y2="43.545cm">
          <text:p/>
        </draw:line>
        <draw:frame draw:style-name="gr9" draw:text-style-name="P5" draw:layer="layout" svg:width="1.967cm" svg:height="0.878cm" svg:x="21.326cm" svg:y="43.048cm">
          <draw:text-box>
            <text:p>Output</text:p>
          </draw:text-box>
        </draw:frame>
        <draw:frame draw:style-name="gr51" draw:text-style-name="P5" draw:layer="layout" svg:width="1.59cm" svg:height="0.878cm" svg:x="3.129cm" svg:y="48.763cm">
          <draw:text-box>
            <text:p>Input</text:p>
          </draw:text-box>
        </draw:frame>
        <draw:custom-shape draw:style-name="gr1" draw:text-style-name="P1" xml:id="id45" draw:id="id45" draw:layer="layout" svg:width="2.54cm" svg:height="1.27cm" svg:x="8.626cm" svg:y="48.625cm">
          <text:p text:style-name="P1">Delay</text:p>
          <draw:enhanced-geometry svg:viewBox="0 0 21600 21600" draw:type="rectangle" draw:enhanced-path="M 0 0 L 21600 0 21600 21600 0 21600 0 0 Z N"/>
        </draw:custom-shape>
        <draw:g xml:id="id44" draw:id="id44">
          <draw:custom-shape draw:style-name="gr4" draw:text-style-name="P3" draw:layer="layout" svg:width="0.762cm" svg:height="0.762cm" svg:x="6.34cm" svg:y="48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6.467cm" svg:y1="49.26cm" svg:x2="6.975cm" svg:y2="49.26cm">
            <text:p/>
          </draw:line>
          <draw:line draw:style-name="gr5" draw:text-style-name="P4" draw:layer="layout" svg:x1="6.721cm" svg:y1="49.006cm" svg:x2="6.721cm" svg:y2="49.514cm">
            <text:p/>
          </draw:line>
        </draw:g>
        <draw:custom-shape draw:style-name="gr27" draw:text-style-name="P6" xml:id="id41" draw:id="id41" draw:layer="layout" svg:width="0.254cm" svg:height="0.254cm" svg:x="12.944cm" svg:y="49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2.54cm" svg:height="1.27cm" svg:x="8.626cm" svg:y="51.165cm">
          <text:p text:style-name="P1">LP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2.54cm" svg:height="1.27cm" svg:x="14.976cm" svg:y="48.625cm">
          <text:p text:style-name="P1">HP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198cm" svg:y1="49.26cm" svg:x2="14.976cm" svg:y2="49.26cm" draw:start-shape="id41" draw:start-glue-point="10" draw:end-shape="id42" draw:end-glue-point="3" svg:d="M13198 49260h1778" svg:viewBox="0 0 1779 1">
          <text:p/>
        </draw:connector>
        <draw:connector draw:style-name="gr63" draw:text-style-name="P4" draw:layer="layout" svg:x1="13.071cm" svg:y1="49.387cm" svg:x2="11.166cm" svg:y2="51.8cm" draw:start-shape="id41" draw:start-glue-point="8" draw:end-shape="id43" draw:end-glue-point="1" svg:d="M13071 49387v2413h-1905" svg:viewBox="0 0 1906 2414">
          <text:p/>
        </draw:connector>
        <draw:connector draw:style-name="gr64" draw:text-style-name="P4" draw:layer="layout" svg:x1="7.102cm" svg:y1="49.26cm" svg:x2="8.626cm" svg:y2="49.26cm" draw:start-shape="id44" draw:start-glue-point="1" draw:end-shape="id45" draw:end-glue-point="3" svg:d="M7102 49260h1524" svg:viewBox="0 0 1525 1">
          <text:p/>
        </draw:connector>
        <draw:connector draw:style-name="gr65" draw:text-style-name="P4" draw:layer="layout" svg:x1="8.626cm" svg:y1="51.8cm" svg:x2="6.721cm" svg:y2="49.641cm" draw:start-shape="id43" draw:start-glue-point="3" draw:end-shape="id44" draw:end-glue-point="2" svg:d="M8626 51800h-1905v-2159" svg:viewBox="0 0 1906 2160">
          <text:p/>
        </draw:connector>
        <draw:line draw:style-name="gr66" draw:text-style-name="P4" draw:layer="layout" svg:x1="4.816cm" svg:y1="49.26cm" svg:x2="6.34cm" svg:y2="49.26cm">
          <text:p/>
        </draw:line>
        <draw:connector draw:style-name="gr31" draw:text-style-name="P3" draw:layer="layout" svg:x1="11.166cm" svg:y1="49.26cm" svg:x2="12.944cm" svg:y2="49.26cm" draw:start-shape="id45" draw:start-glue-point="1" draw:end-shape="id41" draw:end-glue-point="6" svg:d="M11166 49260h1778" svg:viewBox="0 0 1779 1">
          <text:p/>
        </draw:connector>
        <draw:line draw:style-name="gr66" draw:text-style-name="P4" draw:layer="layout" svg:x1="17.516cm" svg:y1="49.26cm" svg:x2="19.04cm" svg:y2="49.26cm">
          <text:p/>
        </draw:line>
        <draw:frame draw:style-name="gr9" draw:text-style-name="P5" draw:layer="layout" svg:width="1.967cm" svg:height="0.878cm" svg:x="18.913cm" svg:y="48.879cm">
          <draw:text-box>
            <text:p>Output</text:p>
          </draw:text-box>
        </draw:frame>
        <draw:line draw:style-name="gr67" draw:text-style-name="P4" draw:layer="layout" svg:x1="9.89cm" svg:y1="53.578cm" svg:x2="9.89cm" svg:y2="52.435cm">
          <text:p/>
        </draw:line>
        <draw:frame draw:style-name="gr68" draw:text-style-name="P5" draw:layer="layout" svg:width="7.059cm" svg:height="0.878cm" svg:x="6.594cm" svg:y="53.578cm">
          <draw:text-box>
            <text:p>ADSR Envelope signal to cutoff</text:p>
          </draw:text-box>
        </draw:frame>
        <draw:frame draw:style-name="gr68" draw:text-style-name="P5" draw:layer="layout" svg:width="6.852cm" svg:height="0.878cm" svg:x="6.334cm" svg:y="46.731cm">
          <draw:text-box>
            <text:p text:style-name="P7">K-S stands for Karplus-Strong.</text:p>
          </draw:text-box>
        </draw:frame>
        <draw:custom-shape draw:style-name="gr1" draw:text-style-name="P1" xml:id="id4" draw:id="id4" draw:layer="layout" svg:width="2.54cm" svg:height="1.27cm" svg:x="10.525cm" svg:y="6.08cm">
          <text:p text:style-name="P1">Compressor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925cm" svg:height="0.878cm" svg:x="11.378cm" svg:y="4.948cm">
          <draw:text-box>
            <text:p>⋮</text:p>
          </draw:text-box>
        </draw:frame>
        <draw:connector draw:style-name="gr69" draw:text-style-name="P4" draw:layer="layout" svg:x1="13.065cm" svg:y1="6.715cm" svg:x2="14.335cm" svg:y2="5.826cm" draw:start-shape="id4" draw:start-glue-point="1" draw:end-shape="id46" draw:end-glue-point="2" svg:d="M13065 6715h1270v-889" svg:viewBox="0 0 1271 890">
          <text:p/>
        </draw:connector>
        <draw:connector draw:style-name="gr69" draw:text-style-name="P4" draw:layer="layout" svg:x1="13.065cm" svg:y1="4.175cm" svg:x2="14.335cm" svg:y2="5.064cm" draw:start-shape="id2" draw:start-glue-point="1" draw:end-shape="id46" draw:end-glue-point="0" svg:d="M13065 4175h1270v889" svg:viewBox="0 0 1271 890">
          <text:p/>
        </draw:connector>
        <draw:connector draw:style-name="gr31" draw:text-style-name="P3" draw:layer="layout" svg:x1="14.716cm" svg:y1="5.445cm" svg:x2="16.24cm" svg:y2="5.445cm" draw:start-shape="id46" draw:start-glue-point="1" draw:end-shape="id47" draw:end-glue-point="7" svg:d="M14716 5445h1524" svg:viewBox="0 0 1525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2" svg:font-family="'Noto Sans Mono CJK JP Regular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2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2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3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1:09:54.818000000</meta:creation-date>
    <meta:editing-duration>PT53M31S</meta:editing-duration>
    <meta:editing-cycles>95</meta:editing-cycles>
    <meta:generator>LibreOffice/6.4.5.2$Linux_X86_64 LibreOffice_project/40$Build-2</meta:generator>
    <dc:title>A4_Landscape</dc:title>
    <dc:date>2020-08-19T12:58:03.288563032</dc:date>
    <meta:document-statistic meta:object-count="178"/>
    <meta:template xlink:type="simple" xlink:actuate="onRequest" xlink:title="A4_Landscape" xlink:href="../../AppData/Roaming/LibreOffice/4/user/template/A4_Landscape.otg" meta:date="2020-08-18T11:09:49.288000000"/>
  </office:meta>
</office:document-meta>
</file>